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967cm" fo:margin-left="0.06cm" table:align="left" style:writing-mode="page"/>
    </style:style>
    <style:style style:name="表格1.A" style:family="table-column">
      <style:table-column-properties style:column-width="3.007cm"/>
    </style:style>
    <style:style style:name="表格1.B" style:family="table-column">
      <style:table-column-properties style:column-width="4.692cm"/>
    </style:style>
    <style:style style:name="表格1.C" style:family="table-column">
      <style:table-column-properties style:column-width="5.14cm"/>
    </style:style>
    <style:style style:name="表格1.D" style:family="table-column">
      <style:table-column-properties style:column-width="5.128cm"/>
    </style:style>
    <style:style style:name="表格1.1" style:family="table-row">
      <style:table-row-properties style:min-row-height="1.094cm" style:use-optimal-row-height="false"/>
    </style:style>
    <style:style style:name="表格1.A1" style:family="table-cell">
      <style:table-cell-properties style:vertical-align="middle" fo:background-color="#cfe7f5" fo:padding="0cm" fo:border-left="2.25pt solid #ff3333" fo:border-right="2pt solid #ff3333" fo:border-top="2pt solid #ff3333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="0cm" fo:border-left="2.25pt solid #ff3333" fo:border-right="none" fo:border-top="none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="0cm" fo:border-left="0.5pt solid #000000" fo:border-right="2pt solid #ff3333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099cm" style:use-optimal-row-height="false"/>
    </style:style>
    <style:style style:name="表格1.5" style:family="table-row">
      <style:table-row-properties style:min-row-height="0.919cm" style:use-optimal-row-height="false"/>
    </style:style>
    <style:style style:name="表格1.B5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6" style:family="table-row">
      <style:table-row-properties style:min-row-height="1.002cm" style:use-optimal-row-height="false"/>
    </style:style>
    <style:style style:name="表格1.7" style:family="table-row">
      <style:table-row-properties style:min-row-height="1.236cm" style:use-optimal-row-height="false"/>
    </style:style>
    <style:style style:name="表格1.A7" style:family="table-cell">
      <style:table-cell-properties style:vertical-align="middle" fo:background-color="#cfe7f5" fo:padding="0cm" fo:border-left="2.25pt solid #ff3333" fo:border-right="2pt solid #ff3333" fo:border-top="none" fo:border-bottom="0.5pt solid #000000" style:writing-mode="lr-tb">
        <style:background-image/>
      </style:table-cell-properties>
    </style:style>
    <style:style style:name="表格1.9" style:family="table-row">
      <style:table-row-properties style:min-row-height="1.277cm" style:use-optimal-row-height="false"/>
    </style:style>
    <style:style style:name="表格1.11" style:family="table-row">
      <style:table-row-properties style:min-row-height="0.947cm" style:use-optimal-row-height="false"/>
    </style:style>
    <style:style style:name="表格1.A11" style:family="table-cell">
      <style:table-cell-properties style:vertical-align="middle" fo:background-color="#ffffff" fo:padding="0cm" fo:border-left="2.25pt solid #ff3333" fo:border-right="none" fo:border-top="none" fo:border-bottom="0.05pt solid #000000" style:writing-mode="lr-tb">
        <style:background-image/>
      </style:table-cell-properties>
    </style:style>
    <style:style style:name="表格1.13" style:family="table-row">
      <style:table-row-properties style:min-row-height="5.964cm" style:use-optimal-row-height="false"/>
    </style:style>
    <style:style style:name="表格1.14" style:family="table-row">
      <style:table-row-properties style:min-row-height="0.891cm" style:use-optimal-row-height="false"/>
    </style:style>
    <style:style style:name="表格1.16" style:family="table-row">
      <style:table-row-properties style:min-row-height="1.27cm" style:use-optimal-row-height="false"/>
    </style:style>
    <style:style style:name="表格1.B16" style:family="table-cell">
      <style:table-cell-properties style:vertical-align="middle" fo:background-color="#ffffff" fo:padding="0cm" fo:border-left="0.5pt solid #000000" fo:border-right="none" fo:border-top="none" fo:border-bottom="0.05pt solid #000000" style:writing-mode="lr-tb">
        <style:background-image/>
      </style:table-cell-properties>
    </style:style>
    <style:style style:name="表格1.C16" style:family="table-cell">
      <style:table-cell-properties style:vertical-align="middle" fo:background-color="#ffffff" fo:padding="0cm" fo:border-left="0.5pt solid #000000" fo:border-right="2pt solid #ff3333" fo:border-top="none" fo:border-bottom="0.05pt solid #000000" style:writing-mode="lr-tb">
        <style:background-image/>
      </style:table-cell-properties>
    </style:style>
    <style:style style:name="表格1.18" style:family="table-row">
      <style:table-row-properties style:min-row-height="0.811cm" style:use-optimal-row-height="false"/>
    </style:style>
    <style:style style:name="表格1.B18" style:family="table-cell">
      <style:table-cell-properties style:vertical-align="middle" fo:background-color="#ffffff" fo:padding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表格1.C18" style:family="table-cell">
      <style:table-cell-properties style:vertical-align="middle" fo:background-color="#ffffff" fo:padding="0cm" fo:border-left="0.05pt solid #000000" fo:border-right="2pt solid #ff3333" fo:border-top="0.05pt solid #000000" fo:border-bottom="0.05pt solid #000000" style:writing-mode="lr-tb">
        <style:background-image/>
      </style:table-cell-properties>
    </style:style>
    <style:style style:name="表格1.19" style:family="table-row">
      <style:table-row-properties style:min-row-height="0.748cm" style:use-optimal-row-height="false"/>
    </style:style>
    <style:style style:name="表格1.B19" style:family="table-cell">
      <style:table-cell-properties style:vertical-align="middle" fo:background-color="#ffffff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表格1.C19" style:family="table-cell">
      <style:table-cell-properties style:vertical-align="middle" fo:background-color="#ffffff" fo:padding="0cm" fo:border-left="0.05pt solid #000000" fo:border-right="2pt solid #ff3333" fo:border-top="none" fo:border-bottom="0.05pt solid #000000" style:writing-mode="lr-tb">
        <style:background-image/>
      </style:table-cell-properties>
    </style:style>
    <style:style style:name="表格1.20" style:family="table-row">
      <style:table-row-properties style:min-row-height="0.951cm" style:use-optimal-row-height="false"/>
    </style:style>
    <style:style style:name="表格4" style:family="table">
      <style:table-properties style:width="10.292cm" table:align="left" style:writing-mode="page"/>
    </style:style>
    <style:style style:name="表格4.A" style:family="table-column">
      <style:table-column-properties style:column-width="1.191cm"/>
    </style:style>
    <style:style style:name="表格4.B" style:family="table-column">
      <style:table-column-properties style:column-width="9.102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963cm" fo:margin-left="0.06cm" fo:break-before="auto" fo:break-after="auto" table:align="left" style:writing-mode="page"/>
    </style:style>
    <style:style style:name="表格2.A" style:family="table-column">
      <style:table-column-properties style:column-width="3.036cm"/>
    </style:style>
    <style:style style:name="表格2.B" style:family="table-column">
      <style:table-column-properties style:column-width="4.664cm"/>
    </style:style>
    <style:style style:name="表格2.C" style:family="table-column">
      <style:table-column-properties style:column-width="2.355cm"/>
    </style:style>
    <style:style style:name="表格2.D" style:family="table-column">
      <style:table-column-properties style:column-width="7.909cm"/>
    </style:style>
    <style:style style:name="表格2.A1" style:family="table-cell">
      <style:table-cell-properties style:vertical-align="middle" fo:padding="0.097cm" fo:border-left="2.25pt solid #ff3333" fo:border-right="none" fo:border-top="0.5pt solid #000000" fo:border-bottom="0.5pt solid #000000" style:writing-mode="lr-tb"/>
    </style:style>
    <style:style style:name="表格2.B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表格2.C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表格2.D1" style:family="table-cell">
      <style:table-cell-properties fo:padding="0.097cm" fo:border-left="0.5pt solid #000000" fo:border-right="2.25pt solid #ff3333" fo:border-top="0.5pt solid #000000" fo:border-bottom="0.5pt solid #000000" style:writing-mode="lr-tb"/>
    </style:style>
    <style:style style:name="表格2.C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4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5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6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7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8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9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3" style:family="table">
      <style:table-properties style:width="17.992cm" fo:margin-left="0.032cm" table:align="left" style:writing-mode="page"/>
    </style:style>
    <style:style style:name="表格3.A" style:family="table-column">
      <style:table-column-properties style:column-width="3.064cm"/>
    </style:style>
    <style:style style:name="表格3.B" style:family="table-column">
      <style:table-column-properties style:column-width="4.623cm"/>
    </style:style>
    <style:style style:name="表格3.C" style:family="table-column">
      <style:table-column-properties style:column-width="2.395cm"/>
    </style:style>
    <style:style style:name="表格3.D" style:family="table-column">
      <style:table-column-properties style:column-width="7.909cm"/>
    </style:style>
    <style:style style:name="表格3.1" style:family="table-row">
      <style:table-row-properties style:row-height="1.198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1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25pt solid #000000" fo:border-bottom="1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0.25pt solid #000000" fo:border-bottom="1.5pt solid #000000" style:writing-mode="lr-tb">
        <style:background-image/>
      </style:table-cell-properties>
    </style:style>
    <style:style style:name="表格3.2" style:family="table-row">
      <style:table-row-properties style:row-height="1.309cm" style:use-optimal-row-height="false"/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1.5pt solid #000000" style:writing-mode="lr-tb">
        <style:background-image/>
      </style:table-cell-properties>
    </style:style>
    <style:style style:name="表格3.B2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1.5pt solid #000000" style:writing-mode="lr-tb">
        <style:background-image/>
      </style:table-cell-properties>
    </style:style>
    <style:style style:name="表格3.3" style:family="table-row">
      <style:table-row-properties style:row-height="1.505cm" style:use-optimal-row-height="false"/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2.25pt solid #ff3333" style:writing-mode="lr-tb">
        <style:background-image/>
      </style:table-cell-properties>
    </style:style>
    <style:style style:name="表格3.B3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2.25pt solid #ff3333" style:writing-mode="lr-tb">
        <style:background-image/>
      </style:table-cell-properties>
    </style:style>
    <style:style style:name="表格3.4" style:family="table-row">
      <style:table-row-properties style:row-height="1.588cm" style:use-optimal-row-height="false"/>
    </style:style>
    <style:style style:name="表格3.A4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0.25pt solid #000000" fo:border-bottom="0.5pt solid #000000" style:writing-mode="lr-tb">
        <style:background-image/>
      </style:table-cell-properties>
    </style:style>
    <style:style style:name="表格3.5" style:family="table-row">
      <style:table-row-properties style:row-height="1.392cm" style:use-optimal-row-height="false"/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none" fo:border-bottom="0.5pt solid #000000" style:writing-mode="lr-tb">
        <style:background-image/>
      </style:table-cell-properties>
    </style:style>
    <style:style style:name="表格3.B5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5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表格3.6" style:family="table-row">
      <style:table-row-properties style:row-height="1.42cm" style:use-optimal-row-height="false"/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none" fo:border-bottom="0.5pt solid #000000" style:writing-mode="lr-tb">
        <style:background-image/>
      </style:table-cell-properties>
    </style:style>
    <style:style style:name="表格3.7" style:family="table-row">
      <style:table-row-properties style:row-height="1.498cm" style:use-optimal-row-height="false"/>
    </style:style>
    <style:style style:name="表格3.A7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none" fo:border-bottom="0.5pt solid #000000" style:writing-mode="lr-tb">
        <style:background-image/>
      </style:table-cell-properties>
    </style:style>
    <style:style style:name="表格3.8" style:family="table-row">
      <style:table-row-properties style:row-height="1.288cm" style:use-optimal-row-height="false"/>
    </style:style>
    <style:style style:name="表格3.A8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表格3.9" style:family="table-row">
      <style:table-row-properties style:row-height="4.706cm" style:use-optimal-row-height="false"/>
    </style:style>
    <style:style style:name="表格3.A9" style:family="table-cell">
      <style:table-cell-properties fo:background-color="#ffffff" fo:padding-left="0.049cm" fo:padding-right="0.049cm" fo:padding-top="0cm" fo:padding-bottom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b818a4" officeooo:paragraph-rsid="00b818a4" style:language-asian="zh" style:country-asian="TW"/>
    </style:style>
    <style:style style:name="P2" style:family="paragraph" style:parent-style-name="Header">
      <style:paragraph-properties fo:text-align="center" style:justify-single-word="false"/>
      <style:text-properties officeooo:paragraph-rsid="00b818a4"/>
    </style:style>
    <style:style style:name="P3" style:family="paragraph" style:parent-style-name="Footer">
      <style:paragraph-properties fo:text-align="center" style:justify-single-word="false"/>
      <style:text-properties officeooo:paragraph-rsid="00b833ed"/>
    </style:style>
    <style:style style:name="P4" style:family="paragraph" style:parent-style-name="Table_20_Contents">
      <style:paragraph-properties fo:text-align="center" style:justify-single-word="false"/>
      <style:text-properties officeooo:paragraph-rsid="00b818a4"/>
    </style:style>
    <style:style style:name="P5" style:family="paragraph" style:parent-style-name="Table_20_Contents">
      <style:text-properties officeooo:paragraph-rsid="00b818a4"/>
    </style:style>
    <style:style style:name="P6" style:family="paragraph" style:parent-style-name="Table_20_Contents">
      <style:paragraph-properties fo:text-align="center" style:justify-single-word="false"/>
      <style:text-properties style:font-name="標楷體1" fo:font-size="11pt" officeooo:paragraph-rsid="011f4b6a" fo:background-color="transparent" style:font-name-asian="標楷體1" style:font-size-asian="11pt" style:language-asian="zh" style:country-asian="TW" style:font-name-complex="新細明體2" style:font-size-complex="11pt"/>
    </style:style>
    <style:style style:name="P7" style:family="paragraph" style:parent-style-name="Table_20_Contents">
      <style:paragraph-properties fo:text-align="center" style:justify-single-word="false"/>
      <style:text-properties officeooo:rsid="00e596dd" officeooo:paragraph-rsid="00e596dd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officeooo:rsid="00eb4360" officeooo:paragraph-rsid="00eb4360" style:language-asian="zh" style:country-asian="TW"/>
    </style:style>
    <style:style style:name="P9" style:family="paragraph" style:parent-style-name="Table_20_Contents">
      <style:paragraph-properties fo:text-align="center" style:justify-single-word="false"/>
      <style:text-properties officeooo:rsid="00fe2d89" officeooo:paragraph-rsid="00fe2d89" style:language-asian="zh" style:country-asian="TW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標楷體1" fo:font-size="11pt" fo:language="zxx" fo:country="none" officeooo:paragraph-rsid="011f4b6a" style:letter-kerning="false" fo:background-color="transparent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officeooo:paragraph-rsid="00b818a4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/>
    </style:style>
    <style:style style:name="P13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4" style:family="paragraph" style:parent-style-name="Standard">
      <style:paragraph-properties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5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rsid="002d9bba" officeooo:paragraph-rsid="00b818a4" style:letter-kerning="false" style:font-name-asian="標楷體1" style:font-size-asian="13pt" style:font-name-complex="新細明體2" style:font-size-complex="13pt"/>
    </style:style>
    <style:style style:name="P16" style:family="paragraph" style:parent-style-name="Standard">
      <style:paragraph-properties fo:orphans="2" fo:widows="2"/>
      <style:text-properties fo:color="#000000" style:font-name="標楷體1" fo:font-size="14pt" officeooo:paragraph-rsid="00b818a4" style:letter-kerning="false" style:font-name-asian="標楷體1" style:font-size-asian="14pt" style:font-name-complex="新細明體2" style:font-size-complex="14pt"/>
    </style:style>
    <style:style style:name="P17" style:family="paragraph" style:parent-style-name="Standard">
      <style:paragraph-properties fo:text-align="center" style:justify-single-word="false" fo:orphans="2" fo:widows="2"/>
      <style:text-properties fo:color="#000000" style:font-name="標楷體1" fo:font-size="12pt" officeooo:paragraph-rsid="011f4b6a" style:letter-kerning="false" fo:background-color="transparent" style:font-name-asian="標楷體1" style:font-size-asian="12pt" style:font-name-complex="新細明體2" style:font-size-complex="12pt"/>
    </style:style>
    <style:style style:name="P18" style:family="paragraph" style:parent-style-name="Standard">
      <style:text-properties fo:color="#ff0000" style:font-name="標楷體1" fo:font-size="8pt" fo:font-weight="bold" style:font-name-asian="標楷體1" style:font-size-asian="8pt" style:font-weight-asian="bold" style:font-name-complex="標楷體1" style:font-size-complex="8pt" style:font-weight-complex="bold"/>
    </style:style>
    <style:style style:name="P19" style:family="paragraph" style:parent-style-name="Standard">
      <style:paragraph-properties fo:orphans="2" fo:widows="2"/>
      <style:text-properties officeooo:paragraph-rsid="00b818a4"/>
    </style:style>
    <style:style style:name="P20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2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rsid="0024794c" officeooo:paragraph-rsid="00b818a4" style:font-name-asian="標楷體1" style:font-size-asian="14pt" style:font-size-complex="9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language-asian="zh" style:country-asian="HK" style:font-size-complex="9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 style:font-weight-complex="bold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3pt" officeooo:paragraph-rsid="011cd77a" style:font-name-asian="標楷體1" style:font-size-asian="13pt" style:font-size-complex="13pt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7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8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d75ffa"/>
    </style:style>
    <style:style style:name="P29" style:family="paragraph" style:parent-style-name="Standard">
      <style:paragraph-properties fo:margin-top="0.088cm" fo:margin-bottom="0cm" loext:contextual-spacing="false" style:line-height-at-least="0.423cm" fo:text-align="end" style:justify-single-word="false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0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1245aff"/>
    </style:style>
    <style:style style:name="P31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32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245aff" style:letter-kerning="false" style:font-name-asian="標楷體1" style:font-size-asian="13pt" style:font-name-complex="新細明體2" style:font-size-complex="13pt"/>
    </style:style>
    <style:style style:name="P33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rsid="00b9a9e4" officeooo:paragraph-rsid="00b9a9e4" style:letter-kerning="false" style:font-name-asian="標楷體1" style:font-size-asian="13pt" style:language-asian="zh" style:country-asian="TW" style:font-name-complex="新細明體2" style:font-size-complex="13pt"/>
    </style:style>
    <style:style style:name="P3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font-name-asian="標楷體1" style:font-size-asian="13pt" style:font-name-complex="標楷體1" style:font-size-complex="13pt"/>
    </style:style>
    <style:style style:name="P35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22d35b" style:font-name-asian="標楷體1" style:font-size-asian="13pt" style:font-name-complex="標楷體1" style:font-size-complex="13pt"/>
    </style:style>
    <style:style style:name="P3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b818a4" style:font-name-asian="標楷體1" style:font-size-asian="14pt" style:font-size-complex="9pt"/>
    </style:style>
    <style:style style:name="P3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cc0f5e" style:font-name-asian="標楷體1" style:font-size-asian="14pt" style:font-size-complex="9pt"/>
    </style:style>
    <style:style style:name="P38" style:family="paragraph" style:parent-style-name="Standard">
      <style:paragraph-properties fo:margin-left="0cm" fo:margin-right="0cm" fo:margin-top="0.088cm" fo:margin-bottom="0cm" loext:contextual-spacing="false" style:line-height-at-least="0.423cm" fo:text-align="center" style:justify-single-word="false" fo:text-indent="1.164cm" style:auto-text-indent="false" style:snap-to-layout-grid="false">
        <style:tab-stops>
          <style:tab-stop style:position="12.488cm"/>
        </style:tab-stops>
      </style:paragraph-properties>
      <style:text-properties fo:color="#ff0000" style:font-name="標楷體1" fo:font-size="11pt" officeooo:paragraph-rsid="00b818a4" style:font-name-asian="標楷體1" style:font-size-asian="11pt" style:language-asian="zh" style:country-asian="HK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pag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40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/>
      </style:paragraph-properties>
      <style:text-properties fo:color="#000000" style:font-name="標楷體1" fo:font-size="13pt" officeooo:rsid="00d48af2" officeooo:paragraph-rsid="01035289" style:letter-kerning="false" fo:background-color="#ffff00" style:font-name-asian="標楷體1" style:font-size-asian="13pt" style:language-asian="zh" style:country-asian="TW" style:font-name-complex="新細明體2" style:font-size-complex="13pt" fo:hyphenate="false" fo:hyphenation-remain-char-count="2" fo:hyphenation-push-char-count="2"/>
    </style:style>
    <style:style style:name="P41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1" fo:font-size="12pt" fo:font-weight="bold" officeooo:paragraph-rsid="00b818a4" style:font-name-asian="標楷體1" style:font-size-asian="12pt" style:font-weight-asian="bold" style:font-name-complex="標楷體1" style:font-size-complex="12pt"/>
    </style:style>
    <style:style style:name="P42" style:family="paragraph" style:parent-style-name="Standard">
      <loext:graphic-properties draw:fill="none"/>
      <style:paragraph-properties fo:margin-left="0.9cm" fo:margin-right="0cm" fo:orphans="2" fo:widows="2" fo:hyphenation-ladder-count="no-limit" fo:text-indent="-0.9cm" style:auto-text-indent="false" fo:background-color="transparent"/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43" style:family="paragraph" style:parent-style-name="Standard">
      <style:paragraph-properties fo:text-align="center" style:justify-single-word="false"/>
      <style:text-properties fo:font-size="13pt" officeooo:rsid="00d83784" officeooo:paragraph-rsid="0127f3fd" fo:background-color="transparent" style:font-name-asian="標楷體1" style:font-size-asian="13pt" style:font-size-complex="13pt"/>
    </style:style>
    <style:style style:name="P44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0cf3d8c"/>
    </style:style>
    <style:style style:name="P45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10c7cf0"/>
    </style:style>
    <style:style style:name="P46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47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27f3fd" style:letter-kerning="false" style:font-name-asian="標楷體1" style:font-size-asian="13pt" style:font-name-complex="新細明體2" style:font-size-complex="13pt"/>
    </style:style>
    <style:style style:name="P4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3pt" officeooo:paragraph-rsid="011cd77a" style:font-name-asian="標楷體1" style:font-size-asian="13pt" style:font-size-complex="13pt"/>
    </style:style>
    <style:style style:name="P49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1pt" officeooo:paragraph-rsid="0129e538" style:font-name-asian="標楷體1" style:font-size-asian="11pt" style:font-size-complex="11pt"/>
    </style:style>
    <style:style style:name="P50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3pt" officeooo:paragraph-rsid="01244be9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51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.9cm" fo:margin-right="0cm" fo:orphans="2" fo:widows="2" fo:hyphenation-ladder-count="no-limit" fo:text-indent="-0.9cm" style:auto-text-indent="false" fo:background-color="transparent"/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T1" style:family="text">
      <style:text-properties style:font-name="Times New Roman2" fo:font-size="9pt" style:font-name-asian="Times New Roman2" style:font-size-asian="9pt" style:font-name-complex="新細明體1" style:font-size-complex="9pt"/>
    </style:style>
    <style:style style:name="T2" style:family="text">
      <style:text-properties style:font-name="Times New Roman2" fo:font-size="9pt" officeooo:rsid="0106d9c7" style:font-name-asian="Times New Roman2" style:font-size-asian="9pt" style:font-name-complex="新細明體1" style:font-size-complex="9pt"/>
    </style:style>
    <style:style style:name="T3" style:family="text">
      <style:text-properties style:font-name="Times New Roman2" fo:font-size="9pt" officeooo:rsid="00c2bb7b" style:font-name-asian="Times New Roman2" style:font-size-asian="9pt" style:font-name-complex="新細明體1" style:font-size-complex="9pt"/>
    </style:style>
    <style:style style:name="T4" style:family="text">
      <style:text-properties style:font-name="Times New Roman2" fo:font-size="9pt" officeooo:rsid="0113514c" style:font-name-asian="Times New Roman2" style:font-size-asian="9pt" style:font-name-complex="新細明體1" style:font-size-complex="9pt"/>
    </style:style>
    <style:style style:name="T5" style:family="text">
      <style:text-properties style:font-name="Times New Roman2" fo:font-size="9pt" officeooo:rsid="0130ad16" style:font-name-asian="Times New Roman2" style:font-size-asian="9pt" style:font-name-complex="新細明體1" style:font-size-complex="9pt"/>
    </style:style>
    <style:style style:name="T6" style:family="text">
      <style:text-properties style:font-name="Times New Roman2" fo:font-size="9pt" style:font-name-asian="Times New Roman2" style:font-size-asian="9pt" style:language-asian="zh" style:country-asian="HK" style:font-name-complex="新細明體1" style:font-size-complex="9pt"/>
    </style:style>
    <style:style style:name="T7" style:family="text">
      <style:text-properties style:font-name="標楷體1" style:font-name-asian="標楷體1" style:font-name-complex="標楷體1"/>
    </style:style>
    <style:style style:name="T8" style:family="text">
      <style:text-properties style:font-name="標楷體1" style:font-name-asian="標楷體1" style:font-name-complex="標楷體1" style:font-weight-complex="bold"/>
    </style:style>
    <style:style style:name="T9" style:family="text">
      <style:text-properties style:font-name="標楷體1" style:font-name-asian="標楷體1" style:font-name-complex="標楷體1" style:font-size-complex="12pt"/>
    </style:style>
    <style:style style:name="T10" style:family="text">
      <style:text-properties style:font-name="標楷體1" fo:language="zh" fo:country="TW" style:font-name-asian="標楷體1" style:font-name-complex="標楷體1"/>
    </style:style>
    <style:style style:name="T11" style:family="text">
      <style:text-properties style:font-name="標楷體1" fo:font-size="16pt" fo:font-weight="bold" style:font-name-asian="標楷體1" style:font-size-asian="16pt" style:font-weight-asian="bold" style:font-size-complex="16pt"/>
    </style:style>
    <style:style style:name="T12" style:family="text">
      <style:text-properties style:font-name="標楷體1" fo:font-size="16pt" fo:font-weight="bold" style:font-name-asian="標楷體1" style:font-size-asian="16pt" style:font-weight-asian="bold" style:font-name-complex="標楷體1" style:font-size-complex="16pt"/>
    </style:style>
    <style:style style:name="T13" style:family="text">
      <style:text-properties style:font-name="標楷體1" fo:font-size="14pt" style:font-name-asian="標楷體1" style:font-size-asian="14pt" style:font-name-complex="標楷體1" style:font-size-complex="14pt"/>
    </style:style>
    <style:style style:name="T14" style:family="text">
      <style:text-properties style:font-name="標楷體1" fo:font-size="14pt" style:font-name-asian="標楷體1" style:font-size-asian="14pt" style:font-size-complex="9pt"/>
    </style:style>
    <style:style style:name="T15" style:family="text">
      <style:text-properties style:font-name="標楷體1" fo:font-size="14pt" style:font-name-asian="標楷體1" style:font-size-asian="14pt" style:language-asian="zh" style:country-asian="HK" style:font-size-complex="9pt"/>
    </style:style>
    <style:style style:name="T16" style:family="text">
      <style:text-properties style:font-name="標楷體1" fo:font-size="14pt" style:font-name-asian="標楷體1" style:font-size-asian="14pt" style:language-asian="zh" style:country-asian="HK" style:font-name-complex="標楷體1" style:font-size-complex="9pt"/>
    </style:style>
    <style:style style:name="T17" style:family="text">
      <style:text-properties style:font-name="標楷體1" fo:font-size="14pt" officeooo:rsid="0024794c" style:font-name-asian="標楷體1" style:font-size-asian="14pt" style:language-asian="zh" style:country-asian="TW" style:font-name-complex="標楷體1" style:font-size-complex="9pt"/>
    </style:style>
    <style:style style:name="T18" style:family="text">
      <style:text-properties style:font-name="標楷體1" fo:font-size="14pt" fo:font-weight="bold" style:font-name-asian="標楷體1" style:font-size-asian="14pt" style:language-asian="zh" style:country-asian="HK" style:font-weight-asian="bold" style:font-size-complex="9pt"/>
    </style:style>
    <style:style style:name="T19" style:family="text">
      <style:text-properties style:font-name="標楷體1" fo:font-size="14pt" fo:font-weight="bold" style:font-name-asian="標楷體1" style:font-size-asian="14pt" style:font-weight-asian="bold" style:font-size-complex="9pt"/>
    </style:style>
    <style:style style:name="T20" style:family="text">
      <style:text-properties style:font-name="標楷體1" fo:font-size="14pt" fo:background-color="transparent" loext:char-shading-value="0" style:font-name-asian="標楷體1" style:font-size-asian="14pt" style:language-asian="zh" style:country-asian="HK" style:font-name-complex="標楷體1" style:font-size-complex="9pt"/>
    </style:style>
    <style:style style:name="T21" style:family="text">
      <style:text-properties style:font-name="標楷體1" fo:font-size="14pt" fo:background-color="transparent" loext:char-shading-value="0" style:font-name-asian="標楷體1" style:font-size-asian="14pt" style:language-asian="zh" style:country-asian="HK" style:font-name-complex="標楷體1" style:font-size-complex="9pt"/>
    </style:style>
    <style:style style:name="T22" style:family="text">
      <style:text-properties fo:color="#ff0000" style:font-name="標楷體1" fo:font-size="11pt" style:font-name-asian="標楷體1" style:font-size-asian="11pt" style:language-asian="zh" style:country-asian="HK" style:font-name-complex="標楷體1" style:font-size-complex="9pt"/>
    </style:style>
    <style:style style:name="T23" style:family="text">
      <style:text-properties fo:color="#ff0000" style:font-name="標楷體1" fo:font-size="11pt" style:font-name-asian="標楷體1" style:font-size-asian="11pt" style:language-asian="zh" style:country-asian="HK" style:font-size-complex="9pt"/>
    </style:style>
    <style:style style:name="T24" style:family="text">
      <style:text-properties fo:color="#ff0000" style:font-name="標楷體1" fo:font-size="11pt" style:font-name-asian="標楷體1" style:font-size-asian="11pt" style:language-asian="zh" style:country-asian="TW" style:font-size-complex="9pt"/>
    </style:style>
    <style:style style:name="T25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6" style:family="text">
      <style:text-properties fo:color="#ff0000" style:text-line-through-style="none" style:text-line-through-type="none" fo:font-size="11pt" officeooo:rsid="00e1f1b0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7" style:family="text">
      <style:text-properties fo:color="#ff0000" style:text-line-through-style="none" style:text-line-through-type="none" fo:font-size="11pt" officeooo:rsid="00d75ffa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8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language-asian="zh" style:country-asian="HK" style:font-name-complex="Times New Roman2" style:font-size-complex="11pt" style:language-complex="ar" style:country-complex="SA"/>
    </style:style>
    <style:style style:name="T29" style:family="text">
      <style:text-properties fo:color="#ff0000" style:text-line-through-style="none" style:text-line-through-type="none" fo:font-size="11pt" officeooo:rsid="01035289" style:text-underline-mode="continuous" style:text-overline-mode="continuous" style:text-line-through-mode="continuous" fo:background-color="transparent" loext:char-shading-value="0" style:font-name-asian="微軟正黑體" style:font-size-asian="11pt" style:font-name-complex="Times New Roman2" style:font-size-complex="11pt" style:language-complex="ar" style:country-complex="SA"/>
    </style:style>
    <style:style style:name="T30" style:family="text">
      <style:text-properties fo:color="#ff0000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31" style:family="text">
      <style:text-properties fo:color="#ff0000" fo:font-size="11pt" style:font-size-asian="11pt" style:language-asian="zh" style:country-asian="HK" style:font-name-complex="標楷體1" style:font-size-complex="9pt"/>
    </style:style>
    <style:style style:name="T32" style:family="text">
      <style:text-properties fo:color="#ff0000" fo:font-size="11pt" officeooo:rsid="011cd77a" style:font-size-asian="11pt" style:language-asian="zh" style:country-asian="TW" style:font-name-complex="標楷體1" style:font-size-complex="9pt"/>
    </style:style>
    <style:style style:name="T33" style:family="text">
      <style:text-properties fo:color="#ff0000" fo:font-size="11pt" officeooo:rsid="0127f3fd" style:font-size-asian="11pt" style:language-asian="zh" style:country-asian="TW" style:font-name-complex="標楷體1" style:font-size-complex="9pt"/>
    </style:style>
    <style:style style:name="T34" style:family="text">
      <style:text-properties fo:color="#ff0000" fo:font-size="11pt" fo:language="zxx" fo:country="none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35" style:family="text">
      <style:text-properties fo:color="#ff0000" fo:font-size="11pt" fo:language="zxx" fo:country="none" officeooo:rsid="0127f3fd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36" style:family="text">
      <style:text-properties fo:color="#000000" style:font-name="標楷體1" fo:font-size="13pt" style:letter-kerning="false" style:font-name-asian="標楷體1" style:font-size-asian="13pt" style:font-name-complex="新細明體2" style:font-size-complex="13pt"/>
    </style:style>
    <style:style style:name="T37" style:family="text">
      <style:text-properties fo:color="#000000" style:font-name="標楷體1" fo:font-size="13pt" officeooo:rsid="001bdb0e" style:letter-kerning="false" style:font-name-asian="標楷體1" style:font-size-asian="13pt" style:font-name-complex="新細明體2" style:font-size-complex="13pt"/>
    </style:style>
    <style:style style:name="T38" style:family="text">
      <style:text-properties fo:color="#000000" style:font-name="標楷體1" fo:font-size="13pt" style:letter-kerning="false" style:font-name-asian="標楷體1" style:font-size-asian="13pt" style:font-name-complex="標楷體1" style:font-size-complex="13pt"/>
    </style:style>
    <style:style style:name="T39" style:family="text">
      <style:text-properties fo:color="#000000" style:font-name="標楷體1" fo:font-size="13pt" style:letter-kerning="false" style:font-name-asian="標楷體1" style:font-size-asian="13pt" style:language-asian="zh" style:country-asian="TW" style:font-name-complex="新細明體2" style:font-size-complex="13pt"/>
    </style:style>
    <style:style style:name="T40" style:family="text">
      <style:text-properties fo:color="#000000" style:font-name="標楷體1" fo:font-size="14pt" style:font-name-asian="標楷體1" style:font-size-asian="14pt" style:language-asian="zh" style:country-asian="TW" style:font-size-complex="9pt"/>
    </style:style>
    <style:style style:name="T41" style:family="text">
      <style:text-properties fo:color="#000000" style:font-name="標楷體1" fo:font-size="14pt" style:font-name-asian="標楷體1" style:font-size-asian="14pt" style:language-asian="zh" style:country-asian="HK" style:font-size-complex="9pt"/>
    </style:style>
    <style:style style:name="T42" style:family="text">
      <style:text-properties fo:color="#000000" style:font-name="標楷體1" fo:font-size="14pt" fo:background-color="#ffff00" loext:char-shading-value="0" style:font-name-asian="標楷體1" style:font-size-asian="14pt" style:language-asian="zh" style:country-asian="HK" style:font-name-complex="標楷體1" style:font-size-complex="9pt"/>
    </style:style>
    <style:style style:name="T43" style:family="text">
      <style:text-properties fo:color="#000000" style:font-name="標楷體1" fo:font-size="14pt" fo:background-color="transparent" loext:char-shading-value="0" style:font-name-asian="標楷體1" style:font-size-asian="14pt" style:language-asian="zh" style:country-asian="HK" style:font-name-complex="標楷體1" style:font-size-complex="9pt"/>
    </style:style>
    <style:style style:name="T44" style:family="text">
      <style:text-properties fo:color="#000000" style:font-name="標楷體1" fo:font-size="14pt" fo:background-color="transparent" loext:char-shading-value="0" style:font-name-asian="標楷體1" style:font-size-asian="14pt" style:language-asian="zh" style:country-asian="HK" style:font-name-complex="標楷體1" style:font-size-complex="9pt"/>
    </style:style>
    <style:style style:name="T45" style:family="text">
      <style:text-properties fo:color="#000000" style:font-name="標楷體1" fo:font-size="12pt" fo:language="zxx" fo:country="none" officeooo:rsid="00c42946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46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47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h" style:country-asian="TW" style:font-name-complex="標楷體1" style:font-size-complex="12pt" style:language-complex="zxx" style:country-complex="none"/>
    </style:style>
    <style:style style:name="T48" style:family="text">
      <style:text-properties fo:color="#000000" style:font-name="標楷體1" fo:font-size="12pt" fo:language="zxx" fo:country="none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language-complex="zxx" style:country-complex="none" style:font-weight-complex="normal"/>
    </style:style>
    <style:style style:name="T49" style:family="text">
      <style:text-properties fo:color="#000000" style:font-name="標楷體1" fo:font-size="12pt" style:font-name-asian="標楷體1" style:font-size-asian="12pt" style:font-name-complex="標楷體1" style:font-size-complex="12pt"/>
    </style:style>
    <style:style style:name="T50" style:family="text">
      <style:text-properties fo:color="#000000" style:font-name="標楷體1" fo:font-size="12pt" fo:background-color="transparent" loext:char-shading-value="0" style:font-name-asian="標楷體1" style:font-size-asian="12pt" style:font-name-complex="標楷體1" style:font-size-complex="12pt"/>
    </style:style>
    <style:style style:name="T51" style:family="text">
      <style:text-properties fo:color="#000000" style:font-name="標楷體1" fo:font-size="12pt" fo:background-color="transparent" loext:char-shading-value="0" style:font-name-asian="標楷體1" style:font-size-asian="12pt" style:language-asian="zh" style:country-asian="TW" style:font-name-complex="標楷體1" style:font-size-complex="12pt"/>
    </style:style>
    <style:style style:name="T52" style:family="text">
      <style:text-properties fo:color="#000000" style:font-name="標楷體1" fo:font-size="12pt" fo:font-weight="normal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53" style:family="text">
      <style:text-properties fo:color="#000000" style:font-name="標楷體1" fo:font-size="12pt" fo:font-weight="normal" officeooo:rsid="00266e57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54" style:family="text">
      <style:text-properties fo:color="#000000" style:font-name="標楷體1" fo:font-size="12pt" fo:font-weight="normal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5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56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7" style:family="text">
      <style:text-properties fo:color="#000000" style:font-name="標楷體1" fo:font-size="12pt" fo:font-weight="normal" officeooo:rsid="00266e57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8" style:family="text">
      <style:text-properties fo:color="#000000" style:font-name="標楷體1" fo:font-size="12pt" fo:font-weight="normal" officeooo:rsid="00277f8d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9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60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61" style:family="text">
      <style:text-properties fo:color="#000000" style:font-name="標楷體1" fo:font-size="12pt" style:text-underline-style="none" fo:font-weight="normal" officeooo:rsid="004261d7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62" style:family="text">
      <style:text-properties fo:color="#000000" style:text-line-through-style="none" style:text-line-through-type="none" style:font-name="標楷體1" fo:font-size="13pt" officeooo:rsid="001bdb0e" style:text-underline-mode="continuous" style:text-overline-mode="continuous" style:text-line-through-mode="continuous" style:letter-kerning="false" style:font-name-asian="標楷體1" style:font-size-asian="13pt" style:font-name-complex="新細明體2" style:font-size-complex="13pt"/>
    </style:style>
    <style:style style:name="T63" style:family="text">
      <style:text-properties style:language-asian="zh" style:country-asian="TW"/>
    </style:style>
    <style:style style:name="T64" style:family="text">
      <style:text-properties officeooo:rsid="00c914ec" style:language-asian="zh" style:country-asian="TW"/>
    </style:style>
    <style:style style:name="T65" style:family="text">
      <style:text-properties officeooo:rsid="00fd0c0a" style:language-asian="zh" style:country-asian="TW"/>
    </style:style>
    <style:style style:name="T66" style:family="text">
      <style:text-properties officeooo:rsid="01019c11" style:language-asian="zh" style:country-asian="TW"/>
    </style:style>
    <style:style style:name="T67" style:family="text">
      <style:text-properties officeooo:rsid="01160d34" style:language-asian="zh" style:country-asian="TW"/>
    </style:style>
    <style:style style:name="T68" style:family="text">
      <style:text-properties officeooo:rsid="00fe2d89" style:language-asian="zh" style:country-asian="TW"/>
    </style:style>
    <style:style style:name="T69" style:family="text">
      <style:text-properties officeooo:rsid="01237976" style:language-asian="zh" style:country-asian="TW"/>
    </style:style>
    <style:style style:name="T70" style:family="text">
      <style:text-properties officeooo:rsid="01244be9" style:language-asian="zh" style:country-asian="TW"/>
    </style:style>
    <style:style style:name="T71" style:family="text">
      <style:text-properties officeooo:rsid="0127f3fd" style:language-asian="zh" style:country-asian="TW"/>
    </style:style>
    <style:style style:name="T72" style:family="text">
      <style:text-properties officeooo:rsid="0129e538" style:language-asian="zh" style:country-asian="TW"/>
    </style:style>
    <style:style style:name="T73" style:family="text">
      <style:text-properties fo:font-size="13pt" fo:background-color="transparent" loext:char-shading-value="0" style:font-size-asian="13pt" style:font-name-complex="標楷體1" style:font-size-complex="13pt"/>
    </style:style>
    <style:style style:name="T74" style:family="text">
      <style:text-properties fo:color="#800000" fo:font-size="13pt" fo:background-color="transparent" loext:char-shading-value="0" style:font-size-asian="13pt" style:language-asian="zh" style:country-asian="TW" style:font-name-complex="標楷體1" style:font-size-complex="13pt"/>
    </style:style>
    <style:style style:name="T75" style:family="text">
      <style:text-properties fo:color="#800000" officeooo:rsid="00c914ec" fo:background-color="transparent" loext:char-shading-value="0" style:language-asian="zh" style:country-asian="TW" style:font-name-complex="標楷體1"/>
    </style:style>
    <style:style style:name="T76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77" style:family="text">
      <style:text-properties style:text-line-through-style="none" style:text-line-through-type="none" officeooo:rsid="00d75ffa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78" style:family="text">
      <style:text-properties style:text-line-through-style="none" style:text-line-through-type="none" officeooo:rsid="00f2a730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79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language-asian="zh" style:country-asian="HK" style:font-name-complex="Times New Roman2" style:language-complex="ar" style:country-complex="SA"/>
    </style:style>
    <style:style style:name="T80" style:family="text">
      <style:text-properties style:text-line-through-style="none" style:text-line-through-type="none" fo:font-size="13pt" officeooo:rsid="001bdb0e" style:text-underline-mode="continuous" style:text-overline-mode="continuous" style:text-line-through-mode="continuous" style:font-size-asian="13pt" style:language-asian="zh" style:country-asian="TW" style:font-size-complex="13pt"/>
    </style:style>
    <style:style style:name="T81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style:letter-kerning="false" fo:background-color="transparent" loext:char-shading-value="0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T82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83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xx" style:country-asian="none" style:font-size-complex="11pt" style:language-complex="zxx" style:country-complex="none"/>
    </style:style>
    <style:style style:name="T84" style:family="text">
      <style:text-properties fo:font-size="12pt" fo:font-weight="normal" style:font-size-asian="12pt" style:language-asian="zh" style:country-asian="HK" style:font-weight-asian="normal" style:font-weight-complex="normal"/>
    </style:style>
    <style:style style:name="T85" style:family="text">
      <style:text-properties fo:font-size="12pt" officeooo:rsid="0129e538" style:font-size-asian="12pt" style:language-asian="zh" style:country-asian="TW" style:font-size-complex="12pt"/>
    </style:style>
    <style:style style:name="T86" style:family="text">
      <style:text-properties fo:color="#808080"/>
    </style:style>
    <style:style style:name="T87" style:family="text">
      <style:text-properties fo:color="#808080" officeooo:rsid="005fd48d" style:font-name-asian="標楷體2"/>
    </style:style>
    <style:style style:name="T88" style:family="text">
      <style:text-properties fo:color="#808080" officeooo:rsid="0122d35b" style:language-asian="zh" style:country-asian="TW"/>
    </style:style>
    <style:style style:name="T89" style:family="text">
      <style:text-properties officeooo:rsid="00d75ffa"/>
    </style:style>
    <style:style style:name="T90" style:family="text">
      <style:text-properties fo:background-color="#ffff00" loext:char-shading-value="0"/>
    </style:style>
    <style:style style:name="T91" style:family="text">
      <style:text-properties fo:background-color="#ffff00" loext:char-shading-value="0" style:language-asian="zh" style:country-asian="TW"/>
    </style:style>
    <style:style style:name="T92" style:family="text">
      <style:text-properties fo:font-size="11pt" style:font-size-asian="11pt" style:language-asian="zh" style:country-asian="HK" style:font-name-complex="標楷體1" style:font-size-complex="9pt"/>
    </style:style>
    <style:style style:name="T93" style:family="text">
      <style:text-properties fo:font-size="11pt" officeooo:rsid="0127f3fd" style:font-size-asian="11pt" style:language-asian="zh" style:country-asian="TW" style:font-name-complex="標楷體1" style:font-size-complex="9pt"/>
    </style:style>
    <style:style style:name="T94" style:family="text">
      <style:text-properties fo:font-size="11pt" officeooo:rsid="011cd77a" style:font-size-asian="11pt" style:language-asian="zh" style:country-asian="TW" style:font-name-complex="標楷體1" style:font-size-complex="9pt"/>
    </style:style>
    <style:style style:name="T95" style:family="text">
      <style:text-properties fo:font-size="11pt" officeooo:rsid="0129e538" style:font-size-asian="11pt" style:language-asian="zh" style:country-asian="TW" style:font-size-complex="11pt"/>
    </style:style>
    <style:style style:name="T96" style:family="text">
      <style:text-properties fo:font-size="11pt" fo:language="zxx" fo:country="none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97" style:family="text">
      <style:text-properties fo:font-size="11pt" fo:language="zxx" fo:country="none" officeooo:rsid="0127f3fd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98" style:family="text">
      <style:text-properties fo:color="#666666"/>
    </style:style>
    <style:style style:name="T99" style:family="text">
      <style:text-properties fo:color="#666666" fo:font-size="11pt" style:font-size-asian="11pt" style:language-asian="zh" style:country-asian="HK" style:font-name-complex="標楷體1" style:font-size-complex="9pt"/>
    </style:style>
    <style:style style:name="T100" style:family="text">
      <style:text-properties fo:color="#666666" fo:font-size="11pt" officeooo:rsid="0127f3fd" style:font-size-asian="11pt" style:language-asian="zh" style:country-asian="TW" style:font-name-complex="標楷體1" style:font-size-complex="9pt"/>
    </style:style>
    <style:style style:name="T101" style:family="text">
      <style:text-properties fo:color="#666666" fo:font-size="11pt" officeooo:rsid="011cd77a" style:font-size-asian="11pt" style:language-asian="zh" style:country-asian="TW" style:font-name-complex="標楷體1" style:font-size-complex="9pt"/>
    </style:style>
    <style:style style:name="T102" style:family="text">
      <style:text-properties fo:color="#666666" fo:font-size="11pt" fo:language="zxx" fo:country="none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103" style:family="text">
      <style:text-properties fo:color="#666666" fo:font-size="11pt" fo:language="zxx" fo:country="none" officeooo:rsid="0127f3fd" fo:background-color="transparent" loext:char-shading-value="0" style:font-size-asian="11pt" style:language-asian="zh" style:country-asian="TW" style:font-name-complex="標楷體1" style:font-size-complex="9pt" style:language-complex="zxx" style:country-complex="none"/>
    </style:style>
    <style:style style:name="T104" style:family="text">
      <style:text-properties fo:color="#666666" fo:font-size="11pt" style:text-underline-style="solid" style:text-underline-width="auto" style:text-underline-color="font-color" style:font-size-asian="11pt" style:font-size-complex="11pt"/>
    </style:style>
    <style:style style:name="T105" style:family="text">
      <style:text-properties fo:color="#666666" style:language-asian="zh" style:country-asian="TW"/>
    </style:style>
    <style:style style:name="T106" style:family="text">
      <style:text-properties fo:color="#666666" officeooo:rsid="0127f3fd" style:language-asian="zh" style:country-asian="TW"/>
    </style:style>
    <style:style style:name="T107" style:family="text">
      <style:text-properties fo:color="#666666" style:text-underline-style="solid" style:text-underline-width="auto" style:text-underline-color="font-color"/>
    </style:style>
    <style:style style:name="T108" style:family="text">
      <style:text-properties fo:color="#666666" fo:font-size="12pt" style:text-underline-style="solid" style:text-underline-width="auto" style:text-underline-color="font-color" style:font-size-asian="12pt" style:font-size-complex="12pt"/>
    </style:style>
    <style:style style:name="T109" style:family="text">
      <style:text-properties fo:background-color="transparent" loext:char-shading-value="0"/>
    </style:style>
    <style:style style:name="T110" style:family="text">
      <style:text-properties fo:background-color="transparent" loext:char-shading-value="0" style:language-asian="zh" style:country-asian="TW"/>
    </style:style>
    <style:style style:name="T111" style:family="text">
      <style:text-properties fo:background-color="transparent" loext:char-shading-value="0" style:language-asian="zh" style:country-asian="TW"/>
    </style:style>
    <style:style style:name="T112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框架1" text:anchor-type="paragraph" svg:x="18.098cm" svg:y="0.734cm" svg:width="0.443cm" style:rel-width="scale" svg:height="7.729cm" style:rel-height="scale" draw:z-index="0"><draw:text-box><text:p text:style-name="P18">※紅框線內各欄請參照填表說明詳細填寫。</text:p><text:p text:style-name="P18"/></draw:text-box></draw:frame><text:span text:style-name="預設段落字型"><text:span text:style-name="T11">數位服務個人化平臺資料</text:span></text:span><text:span text:style-name="預設段落字型"><text:span text:style-name="T12">提供者介接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12">資 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20">機關(構)類別</text:p>
          </table:table-cell>
          <table:table-cell table:style-name="表格1.B2" table:number-columns-spanned="3" office:value-type="string">
            <text:p text:style-name="P25"><text:span text:style-name="預設段落字型"><text:span text:style-name="T9"><text:s/></text:span></text:span><text:span text:style-name="預設段落字型"><text:span text:style-name="T13">□公務機關 　□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21">機關(構)名稱</text:p>
          </table:table-cell>
          <table:table-cell table:style-name="表格1.B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20">機關(構)地址</text:p>
          </table:table-cell>
          <table:table-cell table:style-name="表格1.B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39">承辦人姓名</text:p>
          </table:table-cell>
          <table:table-cell table:style-name="表格1.B5" office:value-type="string">
            <text:p text:style-name="P20"/>
          </table:table-cell>
          <table:table-cell table:style-name="表格1.B5" office:value-type="string">
            <text:p text:style-name="P39">承辦人電話</text:p>
          </table:table-cell>
          <table:table-cell table:style-name="表格1.B2" office:value-type="string">
            <text:p text:style-name="P20"/>
          </table:table-cell>
        </table:table-row>
        <table:table-row table:style-name="表格1.6">
          <table:table-cell table:style-name="表格1.A2" office:value-type="string">
            <text:p text:style-name="P39">承辦人</text:p>
            <text:p text:style-name="P39">電子郵件</text:p>
          </table:table-cell>
          <table:table-cell table:style-name="表格1.B5" office:value-type="string">
            <text:p text:style-name="P20"/>
          </table:table-cell>
          <table:table-cell table:style-name="表格1.B5" office:value-type="string">
            <text:p text:style-name="P39">承辦人</text:p>
            <text:p text:style-name="P39">我的E政府帳號</text:p>
          </table:table-cell>
          <table:table-cell table:style-name="表格1.B2" office:value-type="string">
            <text:p text:style-name="P20"/>
          </table:table-cell>
        </table:table-row>
        <table:table-row table:style-name="表格1.7">
          <table:table-cell table:style-name="表格1.A7" table:number-columns-spanned="4" office:value-type="string">
            <text:p text:style-name="P26"><text:span text:style-name="預設段落字型"><text:span text:style-name="T18">申</text:span></text:span><text:span text:style-name="預設段落字型"><text:span text:style-name="T19"> </text:span></text:span><text:span text:style-name="預設段落字型"><text:span text:style-name="T18">請</text:span></text:span><text:span text:style-name="預設段落字型"><text:span text:style-name="T19"> </text:span></text:span><text:span text:style-name="預設段落字型"><text:span text:style-name="T18">事</text:span></text:span><text:span text:style-name="預設段落字型"><text:span text:style-name="T19"> </text:span></text:span><text:span text:style-name="預設段落字型"><text:span text:style-name="T18">項</text:span></text:span></text:p>
          </table:table-cell>
          <table:covered-table-cell/>
          <table:covered-table-cell/>
          <table:covered-table-cell/>
        </table:table-row>
        <table:table-row table:style-name="表格1.7">
          <table:table-cell table:style-name="表格1.A2" office:value-type="string">
            <text:p text:style-name="P26"><text:span text:style-name="預設段落字型"><text:span text:style-name="T14">申請項</text:span></text:span><text:span text:style-name="預設段落字型"><text:span text:style-name="T15">目</text:span></text:span></text:p>
          </table:table-cell>
          <table:table-cell table:style-name="表格1.B2" table:number-columns-spanned="3" office:value-type="string">
            <text:p text:style-name="P30"><text:span text:style-name="預設段落字型"><text:span text:style-name="T16"><text:s/>□ 測試</text:span></text:span><text:span text:style-name="預設段落字型"><text:span text:style-name="T21">　</text:span></text:span><text:span text:style-name="預設段落字型"><text:span text:style-name="T44">(請提供測試期間連線IP位址__________)</text:span></text:span><text:span text:style-name="預設段落字型"><text:span text:style-name="T16">　</text:span></text:span></text:p>
            <text:p text:style-name="P30"><text:span text:style-name="預設段落字型"><text:span text:style-name="T16"><text:s/>□ 上線　 <text:s/>□ 異動　　□ </text:span></text:span><text:span text:style-name="預設段落字型"><text:span text:style-name="T17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22">預計日期</text:p>
          </table:table-cell>
          <table:table-cell table:style-name="表格1.B2" table:number-columns-spanned="3" office:value-type="string">
            <text:p text:style-name="P26"><text:span text:style-name="預設段落字型"><text:span text:style-name="T22">*</text:span></text:span><text:span text:style-name="預設段落字型"><text:span text:style-name="T23">若申請測試請填寫測試期間，其他請填寫預計上線</text:span></text:span><text:span text:style-name="預設段落字型"><text:span text:style-name="T22">、</text:span></text:span><text:span text:style-name="預設段落字型"><text:span text:style-name="T23">異動或</text:span></text:span><text:span text:style-name="預設段落字型"><text:span text:style-name="T24">終止</text:span></text:span><text:span text:style-name="預設段落字型"><text:span text:style-name="T23">日期</text:span></text:span></text:p>
            <text:p text:style-name="P38"/>
          </table:table-cell>
          <table:covered-table-cell/>
          <table:covered-table-cell/>
        </table:table-row>
        <table:table-row table:style-name="表格1.7">
          <table:table-cell table:style-name="表格1.A7" table:number-columns-spanned="4" office:value-type="string">
            <text:p text:style-name="P23">資 料 項 目 說 明</text:p>
          </table:table-cell>
          <table:covered-table-cell/>
          <table:covered-table-cell/>
          <table:covered-table-cell/>
        </table:table-row>
        <table:table-row table:style-name="表格1.11">
          <table:table-cell table:style-name="表格1.A11" table:number-rows-spanned="10" office:value-type="string">
            <text:p text:style-name="P31">資料集一</text:p>
            <text:p text:style-name="P33">(*如兩個以上資料集請自行增加)</text:p>
          </table:table-cell>
          <table:table-cell table:style-name="表格1.B5" office:value-type="string">
            <text:p text:style-name="P31">資料集名稱</text:p>
          </table:table-cell>
          <table:table-cell table:style-name="表格1.B2" table:number-columns-spanned="2" office:value-type="string">
            <text:p text:style-name="P24"><text:span text:style-name="預設段落字型"><text:span text:style-name="T99"><text:s/></text:span></text:span><text:span text:style-name="預設段落字型"><text:span text:style-name="T100">(</text:span></text:span><text:span text:style-name="預設段落字型"><text:span text:style-name="T101">填入資料集名稱</text:span></text:span><text:span text:style-name="預設段落字型"><text:span text:style-name="T100">)</text:span></text:span></text:p>
          </table:table-cell>
          <table:covered-table-cell/>
        </table:table-row>
        <table:table-row table:style-name="表格1.11">
          <table:covered-table-cell/>
          <table:table-cell table:style-name="表格1.B5" office:value-type="string">
            <text:p text:style-name="P47">資料集<text:span text:style-name="T71">簡述</text:span></text:p>
          </table:table-cell>
          <table:table-cell table:style-name="表格1.B2" table:number-columns-spanned="2" office:value-type="string">
            <text:p text:style-name="P24"><text:span text:style-name="T98"><text:s/></text:span><text:span text:style-name="T106">(</text:span><text:span text:style-name="預設段落字型"><text:span text:style-name="T102">簡述內容以50字為限</text:span></text:span><text:span text:style-name="預設段落字型"><text:span text:style-name="T103">)</text:span></text:span></text:p>
          </table:table-cell>
          <table:covered-table-cell/>
        </table:table-row>
        <table:table-row table:style-name="表格1.13">
          <table:covered-table-cell/>
          <table:table-cell table:style-name="表格1.B5" table:number-rows-spanned="2" office:value-type="string">
            <text:p text:style-name="P43"><text:span text:style-name="T63">當事人</text:span>取用<text:span text:style-name="T63">本項</text:span></text:p>
            <text:p text:style-name="P43">資料集最低安全等級</text:p>
          </table:table-cell>
          <table:table-cell table:style-name="表格1.B2" table:number-columns-spanned="2" office:value-type="string">
            <table:table table:name="表格4" table:style-name="表格4">
              <table:table-column table:style-name="表格4.A"/>
              <table:table-column table:style-name="表格4.B"/>
              <table:table-row>
                <table:table-cell table:style-name="表格4.A1" office:value-type="string">
                  <text:p text:style-name="P17"><text:span text:style-name="T63">安全</text:span>等級</text:p>
                </table:table-cell>
                <table:table-cell table:style-name="表格4.B1" office:value-type="string">
                  <text:p text:style-name="P10"><text:span text:style-name="預設段落字型"><text:span text:style-name="T80">安全等級對應之身分驗證方式</text:span></text:span></text:p>
                </table:table-cell>
              </table:table-row>
              <table:table-row>
                <table:table-cell table:style-name="表格4.A2" office:value-type="string">
                  <text:p text:style-name="P6">1</text:p>
                </table:table-cell>
                <table:table-cell table:style-name="表格4.B2" office:value-type="string">
                  <text:p text:style-name="P42">自然人憑證<text:span text:style-name="T89">、晶片金融卡、硬體金融憑證</text:span></text:p>
                </table:table-cell>
              </table:table-row>
              <table:table-row>
                <table:table-cell table:style-name="表格4.A2" office:value-type="string">
                  <text:p text:style-name="P6">2</text:p>
                </table:table-cell>
                <table:table-cell table:style-name="表格4.B2" office:value-type="string">
                  <text:p text:style-name="P51"><text:span text:style-name="T66">臺灣行動身分識別</text:span><text:span text:style-name="T68">(</text:span><text:span text:style-name="T66">T</text:span><text:span text:style-name="T69">W </text:span><text:span text:style-name="T66">Fid</text:span><text:span text:style-name="T67">O</text:span><text:span text:style-name="T68">)</text:span><text:span text:style-name="T66">，須使用自然人憑證綁定</text:span></text:p>
                </table:table-cell>
              </table:table-row>
              <table:table-row>
                <table:table-cell table:style-name="表格4.A2" office:value-type="string">
                  <text:p text:style-name="P6">3</text:p>
                </table:table-cell>
                <table:table-cell table:style-name="表格4.B2" office:value-type="string">
                  <text:p text:style-name="P52">健保卡<text:span text:style-name="T89">、</text:span><text:span text:style-name="T65">軟</text:span><text:span text:style-name="T89">體金融憑證</text:span></text:p>
                </table:table-cell>
              </table:table-row>
              <table:table-row>
                <table:table-cell table:style-name="表格4.A2" office:value-type="string">
                  <text:p text:style-name="P6">4</text:p>
                </table:table-cell>
                <table:table-cell table:style-name="表格4.B2" office:value-type="string">
                  <text:p text:style-name="P50"><text:span text:style-name="T70">雙證件</text:span>驗證(<text:span text:style-name="T63">身分證字號</text:span>+健保卡號+戶號或身分證換補證日期)</text:p>
                </table:table-cell>
              </table:table-row>
            </table:table>
            <text:p text:style-name="P40"><text:span text:style-name="預設段落字型"><text:span text:style-name="T78">請填寫</text:span></text:span><text:span text:style-name="預設段落字型"><text:span text:style-name="T76">最低</text:span></text:span><text:span text:style-name="預設段落字型"><text:span text:style-name="T79">安全等級</text:span></text:span><text:span text:style-name="預設段落字型"><text:span text:style-name="T77">：第＿＿等級 </text:span></text:span><text:span text:style-name="預設段落字型"><text:span text:style-name="T26">*</text:span></text:span><text:span text:style-name="預設段落字型"><text:span text:style-name="T27">安全等級</text:span></text:span><text:span text:style-name="預設段落字型"><text:span text:style-name="T28">由1到4遞減</text:span></text:span><text:span text:style-name="預設段落字型"><text:span text:style-name="T25">，等級1最高</text:span></text:span><text:span text:style-name="預設段落字型"><text:span text:style-name="T27">，</text:span></text:span><text:span text:style-name="預設段落字型"><text:span text:style-name="T25">例如選擇3，即表示1、2、3皆可驗證</text:span></text:span><text:span text:style-name="預設段落字型"><text:span text:style-name="T29">。</text:span></text:span></text:p>
          </table:table-cell>
          <table:covered-table-cell/>
        </table:table-row>
        <table:table-row table:style-name="表格1.14">
          <table:covered-table-cell/>
          <table:covered-table-cell/>
          <table:table-cell table:style-name="表格1.B2" table:number-columns-spanned="2" office:value-type="string">
            <text:p text:style-name="P28"><text:span text:style-name="預設段落字型"><text:span text:style-name="T62">□工商憑證 </text:span></text:span><text:span text:style-name="預設段落字型"><text:span text:style-name="T81">*</text:span></text:span><text:span text:style-name="預設段落字型"><text:span text:style-name="T30">若本資料集可提供給</text:span></text:span><text:span text:style-name="預設段落字型"><text:span text:style-name="T82">公司行號或法人</text:span></text:span><text:span text:style-name="預設段落字型"><text:span text:style-name="T30">服務使用，再行勾選</text:span></text:span><text:span text:style-name="預設段落字型"><text:span text:style-name="T83"> </text:span></text:span></text:p>
          </table:table-cell>
          <table:covered-table-cell/>
        </table:table-row>
        <table:table-row table:style-name="表格1.5">
          <table:covered-table-cell/>
          <table:table-cell table:style-name="表格1.B5" office:value-type="string">
            <text:p text:style-name="P31">資料提供格式</text:p>
          </table:table-cell>
          <table:table-cell table:style-name="表格1.B2" table:number-columns-spanned="2" office:value-type="string">
            <text:p text:style-name="P27"><text:span text:style-name="預設段落字型"><text:span text:style-name="T36">機器可讀(JSON) </text:span></text:span><text:span text:style-name="預設段落字型"><text:span text:style-name="T38">及</text:span></text:span><text:span text:style-name="預設段落字型"><text:span text:style-name="T36">PDF <text:s text:c="14"/></text:span></text:span></text:p>
          </table:table-cell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32"><text:span text:style-name="預設段落字型"><text:span text:style-name="T111">資料</text:span></text:span><text:span text:style-name="預設段落字型"><text:span text:style-name="T112">提供者</text:span></text:span></text:p>
            <text:p text:style-name="P32"><text:span text:style-name="預設段落字型"><text:span text:style-name="T112">應用程式介面IP位址</text:span></text:span></text:p>
          </table:table-cell>
          <table:table-cell table:style-name="表格1.C16" table:number-columns-spanned="2" office:value-type="string">
            <text:p text:style-name="P29"/>
          </table:table-cell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49">當事人申請資料更新至</text:p>
            <text:p text:style-name="P49">資料庫實際更新所需時間</text:p>
          </table:table-cell>
          <table:table-cell table:style-name="表格1.C16" table:number-columns-spanned="2" office:value-type="string">
            <text:p text:style-name="P29"><text:span text:style-name="預設段落字型"><text:span text:style-name="T36">(單位：□分鐘 □天)</text:span></text:span></text:p>
          </table:table-cell>
          <table:covered-table-cell/>
        </table:table-row>
        <table:table-row table:style-name="表格1.18">
          <table:covered-table-cell/>
          <table:table-cell table:style-name="表格1.B18" office:value-type="string">
            <text:p text:style-name="P13">資料傳輸到</text:p>
            <text:p text:style-name="P15">MyData平臺時間</text:p>
          </table:table-cell>
          <table:table-cell table:style-name="表格1.C18" table:number-columns-spanned="2" office:value-type="string">
            <text:p text:style-name="P14">□即時</text:p>
            <text:p text:style-name="P19"><text:span text:style-name="預設段落字型"><text:span text:style-name="T36">□非即時</text:span></text:span><text:span text:style-name="預設段落字型"><text:span text:style-name="T37">(傳輸</text:span></text:span><text:span text:style-name="預設段落字型"><text:span text:style-name="T36">時間：______分鐘)</text:span></text:span></text:p>
          </table:table-cell>
          <table:covered-table-cell/>
        </table:table-row>
        <table:table-row table:style-name="表格1.19">
          <table:covered-table-cell/>
          <table:table-cell table:style-name="表格1.B19" office:value-type="string">
            <text:p text:style-name="P13">資料是否加密加簽</text:p>
          </table:table-cell>
          <table:table-cell table:style-name="表格1.C19" table:number-columns-spanned="2" office:value-type="string">
            <text:p text:style-name="P19"><text:span text:style-name="預設段落字型"><text:span text:style-name="T36">加簽</text:span></text:span><text:span text:style-name="預設段落字型"><text:span text:style-name="T39">及</text:span></text:span><text:span text:style-name="預設段落字型"><text:span text:style-name="T36">加密</text:span></text:span></text:p>
          </table:table-cell>
          <table:covered-table-cell/>
        </table:table-row>
        <table:table-row table:style-name="表格1.20">
          <table:covered-table-cell/>
          <table:table-cell table:style-name="表格1.B19" office:value-type="string">
            <text:p text:style-name="P13">查詢是否須帶參數</text:p>
          </table:table-cell>
          <table:table-cell table:style-name="表格1.C19" table:number-columns-spanned="2" office:value-type="string">
            <text:p text:style-name="P14">□無 □須帶參數<text:span text:style-name="T95">(</text:span><text:span text:style-name="T104">例如須年度、車號等參數始可下載)</text:span></text:p>
          </table:table-cell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table:number-rows-spanned="9" office:value-type="string">
            <text:p text:style-name="Standard"/>
          </table:table-cell>
          <table:table-cell table:style-name="表格2.B1" table:number-rows-spanned="9" office:value-type="string">
            <text:p text:style-name="P13">資料集欄位說明</text:p>
            <text:p text:style-name="P13">（*如資料項次不足請自行增加）</text:p>
          </table:table-cell>
          <table:table-cell table:style-name="表格2.C1" office:value-type="string">
            <text:p text:style-name="P13">項次</text:p>
          </table:table-cell>
          <table:table-cell table:style-name="表格2.D1" office:value-type="string">
            <text:p text:style-name="P13">資料集欄位名稱/備註</text:p>
          </table:table-cell>
        </table:table-row>
        <table:table-row>
          <table:covered-table-cell/>
          <table:covered-table-cell/>
          <table:table-cell table:style-name="表格2.C2" office:value-type="string">
            <text:p text:style-name="P4">1</text:p>
          </table:table-cell>
          <table:table-cell table:style-name="表格2.D2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3" office:value-type="string">
            <text:p text:style-name="P4">2</text:p>
          </table:table-cell>
          <table:table-cell table:style-name="表格2.D3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4" office:value-type="string">
            <text:p text:style-name="P4">3</text:p>
          </table:table-cell>
          <table:table-cell table:style-name="表格2.D4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7">4</text:p>
          </table:table-cell>
          <table:table-cell table:style-name="表格2.D5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7" office:value-type="string">
            <text:p text:style-name="P7">5</text:p>
          </table:table-cell>
          <table:table-cell table:style-name="表格2.D7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7" office:value-type="string">
            <text:p text:style-name="P8">6</text:p>
          </table:table-cell>
          <table:table-cell table:style-name="表格2.D7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8" office:value-type="string">
            <text:p text:style-name="P9">7</text:p>
          </table:table-cell>
          <table:table-cell table:style-name="表格2.D8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9">8</text:p>
          </table:table-cell>
          <table:table-cell table:style-name="表格2.D9" office:value-type="string">
            <text:p text:style-name="P5"/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20">承辦人簽章</text:p>
          </table:table-cell>
          <table:table-cell table:style-name="表格3.B1" office:value-type="string">
            <text:p text:style-name="P14"/>
          </table:table-cell>
          <table:table-cell table:style-name="表格3.B1" office:value-type="string">
            <text:p text:style-name="P20">申請日期</text:p>
          </table:table-cell>
          <table:table-cell table:style-name="表格3.D1" office:value-type="string">
            <text:p text:style-name="P20"/>
          </table:table-cell>
        </table:table-row>
        <table:table-row table:style-name="表格3.2">
          <table:table-cell table:style-name="表格3.A2" office:value-type="string">
            <text:p text:style-name="P26"><text:span text:style-name="預設段落字型"><text:span text:style-name="T14">單位主管</text:span></text:span><text:span text:style-name="預設段落字型"><text:span text:style-name="T15">簽章</text:span></text:span></text:p>
          </table:table-cell>
          <table:table-cell table:style-name="表格3.B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4">申請機構章</text:p>
          </table:table-cell>
          <table:table-cell table:style-name="表格3.B3" table:number-columns-spanned="3" office:value-type="string">
            <text:p text:style-name="P35">　<text:span text:style-name="T86">(公務機關免</text:span><text:span text:style-name="T88">用印</text:span><text:span text:style-name="T87">、</text:span><text:span text:style-name="T86">非公務機關申請測試免</text:span><text:span text:style-name="T88">用印</text:span><text:span text:style-name="T86">)</text:span></text:p>
          </table:table-cell>
          <table:covered-table-cell/>
          <table:covered-table-cell/>
        </table:table-row>
        <table:table-row table:style-name="表格3.4">
          <table:table-cell table:style-name="表格3.A4" table:number-columns-spanned="4" office:value-type="string">
            <text:p text:style-name="P37"><text:span text:style-name="T64">目的事業主管機關核定結果</text:span><text:span text:style-name="T73">(</text:span><text:span text:style-name="T74">無</text:span><text:span text:style-name="T75">目的事業主管機關者免填</text:span><text:span text:style-name="T73">)</text:span></text:p>
          </table:table-cell>
          <table:covered-table-cell/>
          <table:covered-table-cell/>
          <table:covered-table-cell/>
        </table:table-row>
        <table:table-row table:style-name="表格3.5">
          <table:table-cell table:style-name="表格3.A5" office:value-type="string">
            <text:p text:style-name="P36">核定機關</text:p>
          </table:table-cell>
          <table:table-cell table:style-name="表格3.B5" office:value-type="string">
            <text:p text:style-name="P14"/>
          </table:table-cell>
          <table:table-cell table:style-name="表格3.B5" office:value-type="string">
            <text:p text:style-name="P26"><text:span text:style-name="預設段落字型"><text:span text:style-name="T40">核定</text:span></text:span><text:span text:style-name="預設段落字型"><text:span text:style-name="T41">日期</text:span></text:span></text:p>
          </table:table-cell>
          <table:table-cell table:style-name="表格3.D5" office:value-type="string">
            <text:p text:style-name="P36"/>
          </table:table-cell>
        </table:table-row>
        <table:table-row table:style-name="表格3.6">
          <table:table-cell table:style-name="表格3.A5" office:value-type="string">
            <text:p text:style-name="P36"><text:span text:style-name="T63">核定</text:span>結果</text:p>
          </table:table-cell>
          <table:table-cell table:style-name="表格3.B6" table:number-columns-spanned="3" office:value-type="string">
            <text:p text:style-name="P16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7">
          <table:table-cell table:style-name="表格3.A7" table:number-columns-spanned="4" office:value-type="string">
            <text:p text:style-name="P36">申請結果（由<text:span text:style-name="T63">國家發展委員會</text:span>填寫）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A8" office:value-type="string">
            <text:p text:style-name="P36">申請結果</text:p>
          </table:table-cell>
          <table:table-cell table:style-name="表格3.D5" table:number-columns-spanned="3" office:value-type="string">
            <text:p text:style-name="P16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9">
          <table:table-cell table:style-name="表格3.A9" table:number-columns-spanned="4" office:value-type="string">
            <text:p text:style-name="P41">填表說明：</text:p>
            <text:list xml:id="list2274330223" text:style-name="WW8Num18">
              <text:list-item>
                <text:p text:style-name="P44"><text:span text:style-name="預設段落字型"><text:span text:style-name="T45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46">若核定同意後請函送本會，若不同意則由目的事業主管機關</text:span></text:span><text:span text:style-name="預設段落字型"><text:span text:style-name="T47">逕復</text:span></text:span><text:span text:style-name="預設段落字型"><text:span text:style-name="T46">申請結果。</text:span></text:span></text:p>
              </text:list-item>
              <text:list-item>
                <text:p text:style-name="P45"><text:span text:style-name="預設段落字型"><text:span text:style-name="T49">申請通過後須於MyData管理後臺登入填寫資料傳輸項</text:span></text:span><text:span text:style-name="預設段落字型"><text:span text:style-name="T50">目</text:span></text:span><text:span text:style-name="預設段落字型"><text:span text:style-name="T51">及開發介接程式</text:span></text:span><text:span text:style-name="預設段落字型"><text:span text:style-name="T50">，並製作及上傳「數位服務個人化(MyData)介接資料檔案規格書」。</text:span></text:span></text:p>
              </text:list-item>
              <text:list-item>
                <text:p text:style-name="P45"><text:span text:style-name="預設段落字型"><text:span text:style-name="T48">開發介接程式請</text:span></text:span><text:span text:style-name="預設段落字型"><text:span text:style-name="T55">參考</text:span></text:span><text:span text:style-name="預設段落字型"><text:span text:style-name="T56">「數位服務個人化</text:span></text:span><text:span text:style-name="預設段落字型"><text:span text:style-name="T57">(</text:span></text:span><text:span text:style-name="預設段落字型"><text:span text:style-name="T58">MyData</text:span></text:span><text:span text:style-name="預設段落字型"><text:span text:style-name="T57">)</text:span></text:span><text:span text:style-name="預設段落字型"><text:span text:style-name="T56">應</text:span></text:span><text:span text:style-name="預設段落字型"><text:span text:style-name="T54">用規範</text:span></text:span><text:span text:style-name="預設段落字型"><text:span text:style-name="T53">」及其技術文件</text:span></text:span><text:span text:style-name="預設段落字型"><text:span text:style-name="T52">，</text:span></text:span><text:span text:style-name="預設段落字型"><text:span text:style-name="T59">如果有任何問題，歡迎來電洽詢(02)</text:span></text:span><text:span text:style-name="預設段落字型"><text:span text:style-name="T61">2192-7111</text:span></text:span><text:span text:style-name="預設段落字型"><text:span text:style-name="T60">，或E-mail至本平台客服信箱：</text:span></text:span><text:a xlink:type="simple" xlink:href="mailto:mydata@ndc.gov.tw" office:target-frame-name="_top" xlink:show="replace" text:style-name="Internet_20_link" text:visited-style-name="Visited_20_Internet_20_Link"><text:span text:style-name="預設段落字型"><text:span text:style-name="T59">mydata@ndc.gov.tw</text:span></text:span></text:a><text:span text:style-name="預設段落字型"><text:span text:style-name="T84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1"><text:span text:style-name="預設段落字型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" fo:font-family="'Times New Roman'" style:font-family-generic="roman" fo:font-size="115%" fo:font-weight="bold" style:font-name-asian="標楷體2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1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預設段落字型" style:family="text"/>
    <style:style style:name="WW_5f_CharLFO18LVL1" style:display-name="WW_CharLFO18LVL1" style:family="text">
      <style:text-properties fo:color="#000000" style:font-name="標楷體1" fo:font-family="標楷體" style:font-family-generic="script" style:font-pitch="fixed" fo:font-weight="normal" style:font-name-asian="標楷體1" style:font-family-asian="標楷體" style:font-family-generic-asian="script" style:font-pitch-asian="fixed" style:font-weight-asian="normal" style:font-name-complex="標楷體1" style:font-family-complex="標楷體" style:font-family-generic-complex="script" style:font-pitch-complex="fixed" style:font-size-complex="12pt"/>
    </style:style>
    <style:style style:name="WW_5f_CharLFO1LVL1" style:display-name="WW_CharLFO1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b818a4" officeooo:paragraph-rsid="00b818a4" style:language-asian="zh" style:country-asian="TW"/>
    </style:style>
    <style:style style:name="MP2" style:family="paragraph" style:parent-style-name="Footer">
      <style:paragraph-properties fo:text-align="center" style:justify-single-word="false"/>
      <style:text-properties officeooo:paragraph-rsid="00b833ed"/>
    </style:style>
    <style:style style:name="MT1" style:family="text">
      <style:text-properties style:font-name="Times New Roman2" fo:font-size="9pt" style:font-name-asian="Times New Roman2" style:font-size-asian="9pt" style:font-name-complex="新細明體1" style:font-size-complex="9pt"/>
    </style:style>
    <style:style style:name="MT2" style:family="text">
      <style:text-properties style:font-name="Times New Roman2" fo:font-size="9pt" officeooo:rsid="0106d9c7" style:font-name-asian="Times New Roman2" style:font-size-asian="9pt" style:font-name-complex="新細明體1" style:font-size-complex="9pt"/>
    </style:style>
    <style:style style:name="MT3" style:family="text">
      <style:text-properties style:font-name="Times New Roman2" fo:font-size="9pt" style:font-name-asian="Times New Roman2" style:font-size-asian="9pt" style:language-asian="zh" style:country-asian="HK" style:font-name-complex="新細明體1" style:font-size-complex="9pt"/>
    </style:style>
    <style:style style:name="MT4" style:family="text">
      <style:text-properties style:font-name="Times New Roman2" fo:font-size="9pt" officeooo:rsid="00c2bb7b" style:font-name-asian="Times New Roman2" style:font-size-asian="9pt" style:font-name-complex="新細明體1" style:font-size-complex="9pt"/>
    </style:style>
    <style:style style:name="MT5" style:family="text">
      <style:text-properties style:font-name="Times New Roman2" fo:font-size="9pt" officeooo:rsid="0113514c" style:font-name-asian="Times New Roman2" style:font-size-asian="9pt" style:font-name-complex="新細明體1" style:font-size-complex="9pt"/>
    </style:style>
    <style:style style:name="MT6" style:family="text">
      <style:text-properties style:font-name="Times New Roman2" fo:font-size="9pt" officeooo:rsid="0130ad16" style:font-name-asian="Times New Roman2" style:font-size-asian="9pt" style:font-name-complex="新細明體1" style:font-size-complex="9pt"/>
    </style:style>
    <style:style style:name="MT7" style:family="text">
      <style:text-properties style:font-name="標楷體1" style:font-name-asian="標楷體1" style:font-name-complex="標楷體1"/>
    </style:style>
    <style:style style:name="MT8" style:family="text">
      <style:text-properties style:font-name="標楷體1" fo:language="zh" fo:country="TW" style:font-name-asian="標楷體1" style:font-name-complex="標楷體1"/>
    </style:style>
    <style:style style:name="MT9" style:family="text">
      <style:text-properties style:font-name="標楷體1" style:font-name-asian="標楷體1" style:font-name-complex="標楷體1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1">資料</text:span></text:span><text:span text:style-name="預設段落字型"><text:span text:style-name="MT3">提供者</text:span></text:span><text:span text:style-name="預設段落字型"><text:span text:style-name="MT1">介接申請表</text:span></text:span><text:span text:style-name="預設段落字型"><text:span text:style-name="MT4">V1.0</text:span></text:span><text:span text:style-name="預設段落字型"><text:span text:style-name="MT1">_10</text:span></text:span><text:span text:style-name="預設段落字型"><text:span text:style-name="MT5">9041</text:span></text:span><text:span text:style-name="預設段落字型"><text:span text:style-name="MT6">6</text:span></text:span></text:p>
      </style:header>
      <style:footer>
        <text:p text:style-name="MP2"><text:span text:style-name="預設段落字型"><text:span text:style-name="MT7">第</text:span></text:span><text:span text:style-name="預設段落字型"><text:span text:style-name="MT8"> </text:span></text:span><text:span text:style-name="預設段落字型"><text:span text:style-name="MT8"><text:page-number text:select-page="current">1</text:page-number></text:span></text:span><text:span text:style-name="預設段落字型"><text:span text:style-name="MT9">頁，共</text:span></text:span><text:span text:style-name="預設段落字型"><text:span text:style-name="MT8"> </text:span></text:span><text:span text:style-name="預設段落字型"><text:span text:style-name="MT8"><text:page-count>2</text:page-count></text:span></text:span><text:span text:style-name="預設段落字型"><text:span text:style-name="MT9">頁</text:span></text:span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Mpm5" style:next-style-name="Left_20_Page">
      <style:footer>
        <text:p text:style-name="Footer"/>
      </style:footer>
    </style:master-page>
    <style:master-page style:name="Left_20_Page" style:display-name="Left Page" style:page-layout-name="Mpm6" style:next-style-name="Right_20_Page">
      <style:footer>
        <text:p text:style-name="Footer"/>
      </style:footer>
    </style:master-page>
    <style:master-page style:name="Envelope" style:page-layout-name="Mpm7">
      <style:footer>
        <text:p text:style-name="Footer"/>
      </style:footer>
    </style:master-page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3:57:05.746000000</meta:creation-date>
    <meta:editing-duration>PT5H39M11S</meta:editing-duration>
    <meta:editing-cycles>101</meta:editing-cycles>
    <meta:generator>NDC_ODF_Application_Tools/2.0.3$Windows_X86_64 LibreOffice_project/1472acae6e38251b44b07e4fedb25fc989b2f3fb</meta:generator>
    <dc:title>預設空白範本(writer)</dc:title>
    <dc:date>2020-04-16T12:23:00.778000000</dc:date>
    <meta:document-statistic meta:table-count="4" meta:image-count="0" meta:object-count="0" meta:page-count="2" meta:paragraph-count="86" meta:word-count="983" meta:character-count="1162" meta:non-whitespace-character-count="1091"/>
    <meta:user-defined meta:name="Info 1"/>
    <meta:user-defined meta:name="Info 2"/>
    <meta:user-defined meta:name="Info 3"/>
    <meta:user-defined meta:name="Info 4"/>
    <meta:template xlink:type="simple" xlink:actuate="onRequest" xlink:title="預設空白範本(writer)" xlink:href="file:///C:/Program%20Files%20(x86)/NDC%20ODF%20Application%20Tools%206/program/../share/template/common/NDCODFTemplate/swriter.ott" meta:date="2019-09-09T13:57:05.168000000"/>
  </office:meta>
</office:document-meta>
</file>